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1">
      <style:paragraph-properties fo:margin-top="0cm" fo:margin-bottom="0cm" style:contextual-spacing="false"/>
      <style:text-properties officeooo:paragraph-rsid="0011f10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cm" fo:margin-bottom="0cm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cm" fo:margin-bottom="0cm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6">
      <style:paragraph-properties fo:margin-top="0cm" fo:margin-bottom="0cm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7">
      <style:paragraph-properties fo:margin-top="0cm" fo:margin-bottom="0cm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8">
      <style:paragraph-properties fo:margin-top="0cm" fo:margin-bottom="0cm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9">
      <style:paragraph-properties fo:margin-top="0cm" fo:margin-bottom="0cm" style:contextual-spacing="false"/>
    </style:style>
    <style:style style:name="P20" style:family="paragraph" style:parent-style-name="Text_20_body" style:list-style-name="L10"/>
    <style:style style:name="P21" style:family="paragraph" style:parent-style-name="Text_20_body" style:list-style-name="L10">
      <style:paragraph-properties fo:margin-top="0cm" fo:margin-bottom="0cm" style:contextual-spacing="false"/>
    </style:style>
    <style:style style:name="P22" style:family="paragraph" style:parent-style-name="Text_20_body" style:list-style-name="L11"/>
    <style:style style:name="P23" style:family="paragraph" style:parent-style-name="Text_20_body" style:list-style-name="L11">
      <style:paragraph-properties fo:margin-top="0cm" fo:margin-bottom="0cm" style:contextual-spacing="false"/>
    </style:style>
    <style:style style:name="P24" style:family="paragraph" style:parent-style-name="Text_20_body" style:list-style-name="L12"/>
    <style:style style:name="P25" style:family="paragraph" style:parent-style-name="Text_20_body" style:list-style-name="L12">
      <style:paragraph-properties fo:margin-top="0cm" fo:margin-bottom="0cm" style:contextual-spacing="false"/>
    </style:style>
    <style:style style:name="P26" style:family="paragraph" style:parent-style-name="Text_20_body" style:list-style-name="L13"/>
    <style:style style:name="P27" style:family="paragraph" style:parent-style-name="Text_20_body" style:list-style-name="L13">
      <style:paragraph-properties fo:margin-top="0cm" fo:margin-bottom="0cm" style:contextual-spacing="false"/>
    </style:style>
    <style:style style:name="P28" style:family="paragraph" style:parent-style-name="Text_20_body" style:list-style-name="L14"/>
    <style:style style:name="P29" style:family="paragraph" style:parent-style-name="Text_20_body" style:list-style-name="L14">
      <style:paragraph-properties fo:margin-top="0cm" fo:margin-bottom="0cm" style:contextual-spacing="false"/>
    </style:style>
    <style:style style:name="P30" style:family="paragraph" style:parent-style-name="Text_20_body" style:list-style-name="L15"/>
    <style:style style:name="P31" style:family="paragraph" style:parent-style-name="Text_20_body" style:list-style-name="L15">
      <style:paragraph-properties fo:margin-top="0cm" fo:margin-bottom="0cm" style:contextual-spacing="false"/>
    </style:style>
    <style:style style:name="P32" style:family="paragraph" style:parent-style-name="Text_20_body">
      <style:paragraph-properties fo:text-align="center" style:justify-single-word="false"/>
      <style:text-properties officeooo:paragraph-rsid="0011f089"/>
    </style:style>
    <style:style style:name="T1" style:family="text">
      <style:text-properties officeooo:rsid="0011f08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Summary of the PCI-DSS Essentials - Merchant Assessment Document</text:span></text:h>
      <text:p text:style-name="Text_20_body">This document provides guidance on how merchants can assess their compliance with PCI-DSS. It outlines the different levels of merchants based on transaction volume, the types of Self-Assessment Questionnaires (SAQs), and when a full Report on Compliance (ROC) is required.</text:p>
      <text:p text:style-name="Horizontal_20_Line"/>
      <text:h text:style-name="Heading_20_3" text:outline-level="3"><text:span text:style-name="Strong_20_Emphasis">Key Points:</text:span></text:h>
      <text:h text:style-name="Heading_20_4" text:outline-level="4"><text:span text:style-name="Strong_20_Emphasis">1. Merchant Levels</text:span></text:h>
      <text:p text:style-name="Text_20_body">Merchants are categorized into four levels based on the number of transactions processed annually:</text:p>
      <text:list text:style-name="L12">
        <text:list-item>
          <text:p text:style-name="P25"><text:span text:style-name="Strong_20_Emphasis">Level 1</text:span>: &gt;6 million transactions per year.</text:p>
        </text:list-item>
        <text:list-item>
          <text:p text:style-name="P25"><text:span text:style-name="Strong_20_Emphasis">Level 2</text:span>: Between 1 million and 6 million transactions.</text:p>
        </text:list-item>
        <text:list-item>
          <text:p text:style-name="P25"><text:span text:style-name="Strong_20_Emphasis">Level 3</text:span>: Between 20,000 and 1 million transactions.</text:p>
        </text:list-item>
        <text:list-item>
          <text:p text:style-name="P24"><text:span text:style-name="Strong_20_Emphasis">Level 4</text:span>: &lt;20,000 transactions per year.</text:p>
        </text:list-item>
      </text:list>
      <text:p text:style-name="Text_20_body"><text:span text:style-name="Strong_20_Emphasis">Example</text:span>: A large e-commerce retailer processing more than 6 million transactions per year would be a Level 1 merchant.</text:p>
      <text:h text:style-name="Heading_20_4" text:outline-level="4"><text:span text:style-name="Strong_20_Emphasis">2. Self-Assessment Questionnaire (SAQ) vs. Report on Compliance (ROC)</text:span></text:h>
      <text:list text:style-name="L13">
        <text:list-item>
          <text:p text:style-name="P27"><text:span text:style-name="Strong_20_Emphasis">SAQ</text:span>: A simplified self-assessment completed by merchants of Levels 2 to 4. It involves answering a set of questions based on how the merchant handles cardholder data (CHD).</text:p>
        </text:list-item>
        <text:list-item>
          <text:p text:style-name="P26"><text:span text:style-name="Strong_20_Emphasis">ROC</text:span>: Required for Level 1 merchants. It must be performed by a Qualified Security Assessor (QSA) and involves an in-depth review of the merchant's PCI-DSS compliance.</text:p>
        </text:list-item>
      </text:list>
      <text:p text:style-name="Text_20_body"><text:span text:style-name="Strong_20_Emphasis">Example</text:span>: A small local retail store that processes 10,000 card transactions annually would complete an SAQ, while a global retailer with millions of transactions would require a ROC by a QSA.</text:p>
      <text:h text:style-name="Heading_20_4" text:outline-level="4"><text:span text:style-name="Strong_20_Emphasis">3. SAQ Types</text:span></text:h>
      <text:p text:style-name="Text_20_body">There are 8 types of SAQs, which vary based on how the merchant handles CHD. Each SAQ requires compliance with a different set of the 12 PCI-DSS requirements.</text:p>
      <text:list text:style-name="L14">
        <text:list-item>
          <text:p text:style-name="P29"><text:span text:style-name="Strong_20_Emphasis">SAQ A</text:span>: For e-commerce merchants that fully outsource all card processing to third parties (e.g., using iFrames or redirects).</text:p>
        </text:list-item>
        <text:list-item>
          <text:p text:style-name="P29"><text:span text:style-name="Strong_20_Emphasis">SAQ A-EP</text:span>: E-commerce merchants that partially outsource payment processing but still transmit CHD.</text:p>
        </text:list-item>
        <text:list-item>
          <text:p text:style-name="P29"><text:span text:style-name="Strong_20_Emphasis">SAQ B</text:span>: For merchants using standalone terminals (e.g., dial-out chip/PIN devices).</text:p>
        </text:list-item>
        <text:list-item>
          <text:p text:style-name="P29"><text:span text:style-name="Strong_20_Emphasis">SAQ B-IP</text:span>: For merchants using PTS-approved devices connected via IP.</text:p>
        </text:list-item>
        <text:list-item>
          <text:p text:style-name="P29"><text:span text:style-name="Strong_20_Emphasis">SAQ C</text:span>: For merchants using internet-connected payment applications.</text:p>
        </text:list-item>
        <text:list-item>
          <text:p text:style-name="P29"><text:span text:style-name="Strong_20_Emphasis">SAQ C-VT</text:span>: For merchants using isolated virtual terminals (e.g., call centers).</text:p>
        </text:list-item>
        <text:list-item>
          <text:p text:style-name="P29"><text:span text:style-name="Strong_20_Emphasis">SAQ D</text:span>: The most comprehensive, covering all merchants that store CHD.</text:p>
        </text:list-item>
        <text:list-item>
          <text:p text:style-name="P28"><text:span text:style-name="Strong_20_Emphasis">SAQ P2PE-HW</text:span>: For merchants using only PCI-validated hardware terminals that use Point-to-Point Encryption (P2PE).</text:p>
        </text:list-item>
      </text:list>
      <text:p text:style-name="Text_20_body"><text:soft-page-break/><text:span text:style-name="Strong_20_Emphasis">Example</text:span>: An e-commerce site using a third-party payment processor with a redirect might complete SAQ A, while a call center manually entering payment details into a web-based virtual terminal would complete SAQ C-VT.</text:p>
      <text:h text:style-name="Heading_20_4" text:outline-level="4"><text:span text:style-name="Strong_20_Emphasis">4. Number of Questions Based on SAQ Type</text:span></text:h>
      <text:p text:style-name="Text_20_body">Each SAQ includes a specific number of questions depending on the merchant's environment and how CHD is processed:</text:p>
      <text:list text:style-name="L15">
        <text:list-item>
          <text:p text:style-name="P31"><text:span text:style-name="Strong_20_Emphasis">SAQ A</text:span>: 22 questions (only Reqs 2, 8, 9, 12).</text:p>
        </text:list-item>
        <text:list-item>
          <text:p text:style-name="P31"><text:span text:style-name="Strong_20_Emphasis">SAQ A-EP</text:span>: 193 questions (covers all requirements).</text:p>
        </text:list-item>
        <text:list-item>
          <text:p text:style-name="P31"><text:span text:style-name="Strong_20_Emphasis">SAQ B</text:span>: 41 questions (Reqs 3, 4, 7, 9, 12).</text:p>
        </text:list-item>
        <text:list-item>
          <text:p text:style-name="P30"><text:span text:style-name="Strong_20_Emphasis">SAQ D</text:span>: 332 questions (covers all requirements).</text:p>
        </text:list-item>
      </text:list>
      <text:p text:style-name="Text_20_body"><text:span text:style-name="Strong_20_Emphasis">Example</text:span>: A Level 3 e-commerce business that stores no cardholder data would likely complete SAQ A, with only 22 questions to answer.</text:p>
      <text:h text:style-name="Heading_20_4" text:outline-level="4"><text:span text:style-name="Strong_20_Emphasis">5. Selecting the Correct SAQ</text:span></text:h>
      <text:p text:style-name="Text_20_body">Selecting the correct SAQ is essential to avoid non-compliance. Merchants must determine their SAQ type based on the way they handle CHD, and they may need to complete multiple SAQs if they meet different criteria.</text:p>
      <text:p text:style-name="Text_20_body"><text:span text:style-name="Strong_20_Emphasis">Example</text:span>: A business that processes both card-not-present (CNP) and card-present (CP) transactions may need to complete multiple SAQs, such as SAQ A for e-commerce and SAQ B for in-store transactions.</text:p>
      <text:h text:style-name="Heading_20_4" text:outline-level="4"><text:span text:style-name="Strong_20_Emphasis">6. Merchant Assessment Consequences</text:span></text:h>
      <text:p text:style-name="Text_20_body">Filling out the wrong SAQ or failing to comply with the correct SAQ requirements can result in fines, penalties, or loss of payment processing capabilities.</text:p>
      <text:p text:style-name="Text_20_body"><text:span text:style-name="Strong_20_Emphasis">Example</text:span>: A Level 2 merchant that selects the wrong SAQ type and fails to meet compliance standards may face fines from their acquiring bank or be required to implement compensating controls.</text:p>
      <text:h text:style-name="Heading_20_4" text:outline-level="4"><text:span text:style-name="Strong_20_Emphasis">7. Validation Requirements</text:span></text:h>
      <text:p text:style-name="Text_20_body">Sometimes, banks may require merchants to have their SAQ validated by a QSA, especially if there are concerns about the merchant’s compliance or security practices.</text:p>
      <text:p text:style-name="Text_20_body"><text:span text:style-name="Strong_20_Emphasis">Example</text:span>: A Level 4 merchant suspected of weak security practices may be asked by their bank to validate their SAQ with the assistance of a QSA to ensure accuracy.</text:p>
      <text:p text:style-name="Text_20_body"><text:span text:style-name="Strong_20_Emphasis"/></text:p>
      <text:p text:style-name="P32"><text:span text:style-name="Strong_20_Emphasis"><text:span text:style-name="T1">***</text:span></text:span></text:p>
      <text:h text:style-name="Heading_20_3" text:outline-level="3"><text:span text:style-name="Strong_20_Emphasis">Self-Assessment Questionnaire (SAQ) Breakdown</text:span></text:h>
      <text:p text:style-name="Text_20_body">PCI-DSS allows merchants to complete different types of SAQs depending on their environment and how they handle CHD. Here is a detailed look at each SAQ type, including the number of questions and typical examples of use.</text:p>
      <text:h text:style-name="Heading_20_4" text:outline-level="4"><text:soft-page-break/><text:span text:style-name="Strong_20_Emphasis">1. SAQ A (22 questions)</text:span></text:h>
      <text:list text:style-name="L1">
        <text:list-item>
          <text:p text:style-name="P2"><text:span text:style-name="Strong_20_Emphasis">Who It’s For</text:span>: E-commerce merchants who outsource all card processing to third parties (e.g., payment gateway via iFrame or redirect).</text:p>
        </text:list-item>
        <text:list-item>
          <text:p text:style-name="P2"><text:span text:style-name="Strong_20_Emphasis">Requirements Covered</text:span>: 2, 8, 9, 12.</text:p>
          <text:p text:style-name="P3"><text:span text:style-name="Strong_20_Emphasis"><text:span text:style-name="T4">Do Not Use Vendor-Supplied Defaults</text:span></text:span><text:span text:style-name="T4">, </text:span><text:span text:style-name="Strong_20_Emphasis"><text:span text:style-name="T4">Identify and Authenticate Access to System Components</text:span></text:span><text:span text:style-name="T4">, </text:span><text:span text:style-name="Strong_20_Emphasis"><text:span text:style-name="T4">Restrict Physical Access to Cardholder Data</text:span></text:span><text:span text:style-name="T4">, </text:span><text:span text:style-name="Strong_20_Emphasis"><text:span text:style-name="T4">Maintain a Policy that Addresses Information Security</text:span></text:span><text:span text:style-name="T3">. </text:span></text:p>
        </text:list-item>
        <text:list-item>
          <text:p text:style-name="P1"><text:span text:style-name="Strong_20_Emphasis">Example</text:span>: An online store that uses PayPal as its payment processor, where PayPal handles all transactions and the store itself does not store or process CHD.</text:p>
        </text:list-item>
      </text:list>
      <text:h text:style-name="Heading_20_4" text:outline-level="4"><text:span text:style-name="Strong_20_Emphasis">2. SAQ A-EP (193 questions)</text:span></text:h>
      <text:list text:style-name="L2">
        <text:list-item>
          <text:p text:style-name="P5"><text:span text:style-name="Strong_20_Emphasis">Who It’s For</text:span>: E-commerce merchants partially outsourcing payment processing but still handling the transmission of card data (e.g., accepting payments via API but not storing data).</text:p>
        </text:list-item>
        <text:list-item>
          <text:p text:style-name="P5"><text:span text:style-name="Strong_20_Emphasis">Requirements Covered</text:span>: All 12 PCI-DSS requirements.</text:p>
        </text:list-item>
        <text:list-item>
          <text:p text:style-name="P4"><text:span text:style-name="Strong_20_Emphasis">Example</text:span>: A website that integrates a third-party API to process payments but does not store CHD locally. This SAQ ensures encryption and secure transmission of CHD.</text:p>
        </text:list-item>
      </text:list>
      <text:h text:style-name="Heading_20_4" text:outline-level="4"><text:span text:style-name="Strong_20_Emphasis">3. SAQ B (41 questions)</text:span></text:h>
      <text:list text:style-name="L3">
        <text:list-item>
          <text:p text:style-name="P7"><text:span text:style-name="Strong_20_Emphasis">Who It’s For</text:span>: Merchants using standalone, dial-out payment terminals with no electronic CHD storage.</text:p>
        </text:list-item>
        <text:list-item>
          <text:p text:style-name="P7"><text:span text:style-name="Strong_20_Emphasis">Requirements Covered</text:span>: 3, 4, 7, 9, 12.</text:p>
          <text:p text:style-name="P7"><text:span text:style-name="Strong_20_Emphasis"><text:span text:style-name="T4">Protect Stored Cardholder Data</text:span></text:span><text:span text:style-name="T4">, </text:span><text:span text:style-name="Strong_20_Emphasis"><text:span text:style-name="T4">Encrypt Transmission of Cardholder Data Across Open, Public Networks</text:span></text:span><text:span text:style-name="T4">, </text:span><text:span text:style-name="Strong_20_Emphasis"><text:span text:style-name="T4">Restrict Access to Cardholder Data by Business Need to Know</text:span></text:span><text:span text:style-name="T4">, </text:span><text:span text:style-name="Strong_20_Emphasis"><text:span text:style-name="T4">Restrict Physical Access to Cardholder Data</text:span></text:span><text:span text:style-name="T4">, </text:span><text:span text:style-name="Strong_20_Emphasis"><text:span text:style-name="T4">Maintain a Policy that Addresses Information Security</text:span></text:span><text:span text:style-name="T4">. </text:span></text:p>
        </text:list-item>
        <text:list-item>
          <text:p text:style-name="P6"><text:span text:style-name="Strong_20_Emphasis">Example</text:span>: A small brick-and-mortar retail shop that uses standalone payment terminals to process payments and does not store cardholder data.</text:p>
        </text:list-item>
      </text:list>
      <text:h text:style-name="Heading_20_4" text:outline-level="4"><text:span text:style-name="Strong_20_Emphasis">4. SAQ B-IP (82 questions)</text:span></text:h>
      <text:list text:style-name="L4">
        <text:list-item>
          <text:p text:style-name="P9"><text:span text:style-name="Strong_20_Emphasis">Who It’s For</text:span>: Merchants using standalone IP-connected payment terminals with no CHD storage.</text:p>
        </text:list-item>
        <text:list-item>
          <text:p text:style-name="P9"><text:span text:style-name="Strong_20_Emphasis">Requirements Covered</text:span>: 2, 4, 5, 9, 12.</text:p>
          <text:p text:style-name="P9"><text:span text:style-name="Strong_20_Emphasis"><text:span text:style-name="T4">Do Not Use Vendor-Supplied Defaults</text:span></text:span><text:span text:style-name="T4">, </text:span><text:span text:style-name="Strong_20_Emphasis"><text:span text:style-name="T4">Encrypt Transmission of Cardholder Data Across Open, Public Networks</text:span></text:span><text:span text:style-name="T4">, </text:span><text:span text:style-name="Strong_20_Emphasis"><text:span text:style-name="T4">Protect All Systems Against Malware and Regularly Update Anti-virus Software or Programs</text:span></text:span><text:span text:style-name="T4">, </text:span><text:span text:style-name="Strong_20_Emphasis"><text:span text:style-name="T4">Restrict Physical Access to Cardholder Data</text:span></text:span><text:span text:style-name="T4">, </text:span><text:span text:style-name="Strong_20_Emphasis"><text:span text:style-name="T4">Maintain a Policy that Addresses Information Security</text:span></text:span><text:span text:style-name="T4">. </text:span></text:p>
        </text:list-item>
        <text:list-item>
          <text:p text:style-name="P8"><text:span text:style-name="Strong_20_Emphasis">Example</text:span>: A restaurant using an IP-connected terminal to process payments, without storing or transmitting CHD over the internet.</text:p>
        </text:list-item>
      </text:list>
      <text:h text:style-name="Heading_20_4" text:outline-level="4"><text:span text:style-name="Strong_20_Emphasis">5. SAQ C (160 questions)</text:span></text:h>
      <text:list text:style-name="L5">
        <text:list-item>
          <text:p text:style-name="P11"><text:span text:style-name="Strong_20_Emphasis">Who It’s For</text:span>: Merchants using internet-connected payment applications (e.g., point-of-sale systems) to process payments.</text:p>
        </text:list-item>
        <text:list-item>
          <text:p text:style-name="P11"><text:span text:style-name="Strong_20_Emphasis">Requirements Covered</text:span>: All 12 PCI-DSS requirements, excluding those related to physical security.</text:p>
        </text:list-item>
        <text:list-item>
          <text:p text:style-name="P10"><text:soft-page-break/><text:span text:style-name="Strong_20_Emphasis">Example</text:span>: A retail store using an internet-based point-of-sale system, with no CHD storage but transmitting data securely.</text:p>
        </text:list-item>
      </text:list>
      <text:h text:style-name="Heading_20_4" text:outline-level="4"><text:span text:style-name="Strong_20_Emphasis">6. SAQ C-VT (73 questions)</text:span></text:h>
      <text:list text:style-name="L6">
        <text:list-item>
          <text:p text:style-name="P13"><text:span text:style-name="Strong_20_Emphasis">Who It’s For</text:span>: Merchants using virtual terminals to manually enter CHD (e.g., call centers).</text:p>
        </text:list-item>
        <text:list-item>
          <text:p text:style-name="P13"><text:span text:style-name="Strong_20_Emphasis">Requirements Covered</text:span>: 1, 2, 7, 8, 9, 12.</text:p>
          <text:p text:style-name="P13"><text:span text:style-name="Strong_20_Emphasis"><text:span text:style-name="T4">Install and Maintain a Firewall Configuration</text:span></text:span><text:span text:style-name="T4">, </text:span><text:span text:style-name="Strong_20_Emphasis"><text:span text:style-name="T4">Do Not Use Vendor-Supplied Defaults</text:span></text:span><text:span text:style-name="T4">, </text:span><text:span text:style-name="Strong_20_Emphasis"><text:span text:style-name="T4">Restrict Access to Cardholder Data by Business Need to Know</text:span></text:span><text:span text:style-name="T4">, </text:span><text:span text:style-name="Strong_20_Emphasis"><text:span text:style-name="T4">Identify and Authenticate Access to System Components</text:span></text:span><text:span text:style-name="T4">, </text:span><text:span text:style-name="Strong_20_Emphasis"><text:span text:style-name="T4">Restrict Physical Access to Cardholder Data</text:span></text:span><text:span text:style-name="T4">, </text:span><text:span text:style-name="Strong_20_Emphasis"><text:span text:style-name="T4">Maintain a Policy that Addresses Information Security</text:span></text:span><text:span text:style-name="T4">. </text:span></text:p>
        </text:list-item>
        <text:list-item>
          <text:p text:style-name="P12"><text:span text:style-name="Strong_20_Emphasis">Example</text:span>: A call center manually entering customer card details into a virtual terminal via a web browser.</text:p>
        </text:list-item>
      </text:list>
      <text:h text:style-name="Heading_20_4" text:outline-level="4"><text:span text:style-name="Strong_20_Emphasis">7. SAQ D - Merchants (332 questions)</text:span></text:h>
      <text:list text:style-name="L7">
        <text:list-item>
          <text:p text:style-name="P15"><text:span text:style-name="Strong_20_Emphasis">Who It’s For</text:span>: Merchants who store, process, or transmit cardholder data not covered by any other SAQ types.</text:p>
        </text:list-item>
        <text:list-item>
          <text:p text:style-name="P15"><text:span text:style-name="Strong_20_Emphasis">Requirements Covered</text:span>: All 12 PCI-DSS requirements.</text:p>
        </text:list-item>
        <text:list-item>
          <text:p text:style-name="P14"><text:span text:style-name="Strong_20_Emphasis">Example</text:span>: An e-commerce business that stores CHD in its database or a retailer managing its own payment infrastructure and systems.</text:p>
        </text:list-item>
      </text:list>
      <text:h text:style-name="Heading_20_4" text:outline-level="4"><text:span text:style-name="Strong_20_Emphasis">8. SAQ P2PE-HW (33 questions)</text:span></text:h>
      <text:list text:style-name="L8">
        <text:list-item>
          <text:p text:style-name="P17"><text:span text:style-name="Strong_20_Emphasis">Who It’s For</text:span>: Merchants using PCI-validated Point-to-Point Encryption (P2PE) hardware terminals that ensure secure card data transmission.</text:p>
        </text:list-item>
        <text:list-item>
          <text:p text:style-name="P17"><text:span text:style-name="Strong_20_Emphasis">Requirements Covered</text:span>: 2, 9, 12.</text:p>
          <text:p text:style-name="P17"><text:span text:style-name="Strong_20_Emphasis"><text:span text:style-name="T4">Do Not Use Vendor-Supplied Defaults</text:span></text:span><text:span text:style-name="T4">, </text:span><text:span text:style-name="Strong_20_Emphasis"><text:span text:style-name="T4">Restrict Physical Access to Cardholder Data</text:span></text:span><text:span text:style-name="T4">, </text:span><text:span text:style-name="Strong_20_Emphasis"><text:span text:style-name="T4">Maintain a Policy that Addresses Information Security</text:span></text:span><text:span text:style-name="T4">. </text:span></text:p>
        </text:list-item>
        <text:list-item>
          <text:p text:style-name="P16"><text:span text:style-name="Strong_20_Emphasis">Example</text:span>: A retailer using P2PE terminals where CHD is encrypted at the point of capture and never decrypted within the merchant's environment.</text:p>
        </text:list-item>
      </text:list>
      <text:p text:style-name="Horizontal_20_Line"/>
      <text:h text:style-name="Heading_20_3" text:outline-level="3"><text:span text:style-name="Strong_20_Emphasis">Additional Information on Merchant Levels and SAQs</text:span></text:h>
      <text:h text:style-name="Heading_20_4" text:outline-level="4"><text:span text:style-name="Strong_20_Emphasis">1. Merchant Levels</text:span></text:h>
      <text:list text:style-name="L9">
        <text:list-item>
          <text:p text:style-name="P19"><text:span text:style-name="Strong_20_Emphasis">Level 1</text:span>: &gt;6 million transactions per year, requiring a <text:span text:style-name="Strong_20_Emphasis">Report on Compliance (ROC)</text:span> by a Qualified Security Assessor (QSA).</text:p>
        </text:list-item>
        <text:list-item>
          <text:p text:style-name="P19"><text:span text:style-name="Strong_20_Emphasis">Level 2</text:span>: 1 million to 6 million transactions per year, can often use an SAQ but may also require QSA validation.</text:p>
        </text:list-item>
        <text:list-item>
          <text:p text:style-name="P19"><text:span text:style-name="Strong_20_Emphasis">Level 3</text:span>: 20,000 to 1 million e-commerce transactions per year.</text:p>
        </text:list-item>
        <text:list-item>
          <text:p text:style-name="P18"><text:span text:style-name="Strong_20_Emphasis">Level 4</text:span>: Less than 20,000 e-commerce or up to 1 million transactions, typically completing a simplified SAQ.</text:p>
        </text:list-item>
      </text:list>
      <text:p text:style-name="Horizontal_20_Line"/>
      <text:h text:style-name="Heading_20_3" text:outline-level="3"><text:soft-page-break/><text:span text:style-name="Strong_20_Emphasis">Why Merchant Assessment Is Important</text:span></text:h>
      <text:p text:style-name="Text_20_body">Selecting the correct SAQ is critical for a merchant's compliance with PCI-DSS. This process ensures that all security measures align with the merchant's operations and the level of risk they present based on their handling of CHD.</text:p>
      <text:p text:style-name="Text_20_body"><text:span text:style-name="Strong_20_Emphasis">Consequences of Non-Compliance</text:span>:</text:p>
      <text:list text:style-name="L10">
        <text:list-item>
          <text:p text:style-name="P21">Fines and penalties from acquiring banks.</text:p>
        </text:list-item>
        <text:list-item>
          <text:p text:style-name="P21">Increased transaction fees.</text:p>
        </text:list-item>
        <text:list-item>
          <text:p text:style-name="P20">Potential revocation of payment processing capabilities.</text:p>
        </text:list-item>
      </text:list>
      <text:p text:style-name="Horizontal_20_Line"/>
      <text:h text:style-name="Heading_20_3" text:outline-level="3"><text:span text:style-name="Strong_20_Emphasis">Example of Merchant Assessment Process</text:span></text:h>
      <text:list text:style-name="L11">
        <text:list-item>
          <text:p text:style-name="P23"><text:span text:style-name="Strong_20_Emphasis">Evaluate the Environment</text:span>: A merchant reviews their business model and CHD flow to determine which SAQ type applies.</text:p>
        </text:list-item>
        <text:list-item>
          <text:p text:style-name="P23"><text:span text:style-name="Strong_20_Emphasis">Complete the SAQ</text:span>: The merchant answers questions relevant to their operations (e.g., web-based business completes SAQ A or A-EP).</text:p>
        </text:list-item>
        <text:list-item>
          <text:p text:style-name="P23"><text:span text:style-name="Strong_20_Emphasis">Submit to Acquirer</text:span>: Once completed, the SAQ is submitted to the acquiring bank, which reviews the merchant's compliance.</text:p>
        </text:list-item>
        <text:list-item>
          <text:p text:style-name="P22"><text:span text:style-name="Strong_20_Emphasis">Maintain Compliance</text:span>: The merchant continues to follow PCI-DSS rules and periodically reviews their systems to ensure compliance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1T22:02:25.620000000</meta:creation-date>
    <dc:date>2024-10-11T22:16:21.817000000</dc:date>
    <meta:editing-duration>PT13M55S</meta:editing-duration>
    <meta:editing-cycles>2</meta:editing-cycles>
    <meta:generator>LibreOffice/24.2.5.2$Windows_X86_64 LibreOffice_project/bffef4ea93e59bebbeaf7f431bb02b1a39ee8a59</meta:generator>
    <meta:document-statistic meta:table-count="0" meta:image-count="0" meta:object-count="0" meta:page-count="5" meta:paragraph-count="98" meta:word-count="1515" meta:character-count="9676" meta:non-whitespace-character-count="8312"/>
  </office:meta>
</office:document-meta>
</file>